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1.528cm" fo:min-width="2.548cm"/>
    </style:style>
    <style:style style:name="gr3" style:family="graphic" style:parent-style-name="standard">
      <style:graphic-properties draw:fill-color="#669900" draw:textarea-horizontal-align="justify" draw:textarea-vertical-align="middle" draw:auto-grow-height="false" fo:min-height="1.528cm" fo:min-width="2.548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2.486cm" fo:min-width="4.656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stroke="dash" draw:stroke-dash="Fine_20_Dashe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048cm" svg:height="1.778cm" svg:x="2.178cm" svg:y="10.35cm">
          <text:p text:style-name="P1">PYP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778cm" svg:x="7.378cm" svg:y="4.25cm">
          <text:p text:style-name="P1">Longsl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778cm" svg:x="7.378cm" svg:y="10.35cm">
          <text:p text:style-name="P1">Echel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778cm" svg:x="7.378cm" svg:y="15.85cm">
          <text:p text:style-name="P1">Near-I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778cm" svg:x="12.378cm" svg:y="15.85cm">
          <text:p text:style-name="P1">Keck</text:p>
          <text:p text:style-name="P1">NIRSPE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1.778cm" svg:x="12.378cm" svg:y="10.35cm">
          <text:p text:style-name="P1">Lick</text:p>
          <text:p text:style-name="P1">APF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778cm" svg:x="12.378cm" svg:y="12.25cm">
          <text:p text:style-name="P1">Lick</text:p>
          <text:p text:style-name="P1">Hamspec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1.778cm" svg:x="12.378cm" svg:y="2.25cm">
          <text:p text:style-name="P1">Lick</text:p>
          <text:p text:style-name="P1">Kas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1.778cm" svg:x="12.378cm" svg:y="8.35cm">
          <text:p text:style-name="P1">Keck</text:p>
          <text:p text:style-name="P1">HIR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778cm" svg:x="12.378cm" svg:y="4.15cm">
          <text:p text:style-name="P1">Keck</text:p>
          <text:p text:style-name="P1">LRI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778cm" svg:x="12.378cm" svg:y="6.05cm">
          <text:p text:style-name="P1">Keck</text:p>
          <text:p text:style-name="P1">DEIMO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56cm" svg:height="2.736cm" svg:x="1.07cm" svg:y="6.05cm">
          <text:p text:style-name="P1">Cython-&gt;Python</text:p>
          <text:p text:style-name="P1">Modularization</text:p>
          <text:p text:style-name="P1">Parallelizaio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26cm" svg:y1="11.176cm" svg:x2="7.366cm" svg:y2="11.176cm">
          <text:p/>
        </draw:line>
        <draw:line draw:style-name="gr5" draw:text-style-name="P4" draw:layer="layout" svg:x1="5.2cm" svg:y1="12.076cm" svg:x2="7.366cm" svg:y2="15.85cm">
          <text:p/>
        </draw:line>
        <draw:line draw:style-name="gr5" draw:text-style-name="P4" draw:layer="layout" svg:x1="5.174cm" svg:y1="10.45cm" svg:x2="7.378cm" svg:y2="5.842cm">
          <text:p/>
        </draw:line>
        <draw:line draw:style-name="gr6" draw:text-style-name="P4" draw:layer="layout" svg:x1="3.615cm" svg:y1="10.353cm" svg:x2="3.615cm" svg:y2="8.888cm">
          <text:p/>
        </draw:line>
        <draw:line draw:style-name="gr5" draw:text-style-name="P4" draw:layer="layout" svg:x1="10.348cm" svg:y1="4.277cm" svg:x2="12.378cm" svg:y2="3.048cm">
          <text:p/>
        </draw:line>
        <draw:line draw:style-name="gr5" draw:text-style-name="P4" draw:layer="layout" svg:x1="10.32cm" svg:y1="5.269cm" svg:x2="12.38cm" svg:y2="5.269cm">
          <text:p/>
        </draw:line>
        <draw:line draw:style-name="gr5" draw:text-style-name="P4" draw:layer="layout" svg:x1="10.394cm" svg:y1="5.969cm" svg:x2="12.378cm" svg:y2="7.112cm">
          <text:p/>
        </draw:line>
        <draw:line draw:style-name="gr5" draw:text-style-name="P4" draw:layer="layout" svg:x1="10.368cm" svg:y1="10.343cm" svg:x2="12.378cm" svg:y2="9.144cm">
          <text:p/>
        </draw:line>
        <draw:line draw:style-name="gr5" draw:text-style-name="P4" draw:layer="layout" svg:x1="10.342cm" svg:y1="11.37cm" svg:x2="12.378cm" svg:y2="11.37cm">
          <text:p/>
        </draw:line>
        <draw:line draw:style-name="gr5" draw:text-style-name="P4" draw:layer="layout" svg:x1="10.342cm" svg:y1="12.07cm" svg:x2="12.378cm" svg:y2="13.87cm">
          <text:p/>
        </draw:line>
        <draw:line draw:style-name="gr5" draw:text-style-name="P4" draw:layer="layout" svg:x1="10.342cm" svg:y1="16.87cm" svg:x2="12.378cm" svg:y2="16.87cm">
          <text:p/>
        </draw:line>
        <draw:frame draw:style-name="gr7" draw:text-style-name="P5" draw:layer="layout" svg:width="6.858cm" svg:height="2.794cm" svg:x="18.034cm" svg:y="5.842cm">
          <draw:text-box>
            <text:p>PYPIT:</text:p>
            <text:p><text:s text:c="2"/>Green = Completed</text:p>
            <text:p><text:s text:c="2"/>Orange = Proposed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7:40:45.117521113</meta:creation-date>
    <dc:date>2017-10-16T07:55:56.568363215</dc:date>
    <meta:editing-duration>PT15M10S</meta:editing-duration>
    <meta:editing-cycles>4</meta:editing-cycles>
    <meta:generator>LibreOffice/5.1.6.2$Linux_X86_64 LibreOffice_project/10m0$Build-2</meta:generator>
    <meta:document-statistic meta:object-count="47"/>
  </office:meta>
</office:document-meta>
</file>